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ubor</text:p>
      <text:list xml:id="list8412722514342688003" text:style-name="L1">
        <text:list-item>
          <text:p text:style-name="P1">logické paměťové místo mapované OS do fyzického paměťového místa</text:p>
        </text:list-item>
        <text:list-item>
          <text:p text:style-name="P1">kolekce logicky souvisejících záznamů</text:p>
        </text:list-item>
        <text:list-item>
          <text:p text:style-name="P1">homogenní (nestrukturovaný) – záznamy jsou primitivní nebo jednoho typu</text:p>
        </text:list-item>
        <text:list-item>
          <text:p text:style-name="P1">nehomogenní (strukturovaný) – záznamy nejsou jednoho typu a mohou být složeny ze struktur záznamů (tz jeden záznam obsahuje více různých typů)</text:p>
        </text:list-item>
      </text:list>
      <text:p text:style-name="Standard"/>
      <text:p text:style-name="Standard">Záznam</text:p>
      <text:list xml:id="list2056326254927765021" text:style-name="L2">
        <text:list-item>
          <text:p text:style-name="P2">kolekce atributů (hodnot) charakterizující určitý objekt</text:p>
        </text:list-item>
        <text:list-item>
          <text:p text:style-name="P2">skládá se z (polí) atributů pevné nabo proměnnlivé délky</text:p>
        </text:list-item>
      </text:list>
      <text:p text:style-name="Standard"/>
      <text:p text:style-name="Standard">Implementace souborů</text:p>
      <text:list xml:id="list2739611733165346140" text:style-name="L3">
        <text:list-item>
          <text:p text:style-name="P3">soubory se dlouhodobě uchovávají v nenergeticky nezávislých vnějších pamětech</text:p>
        </text:list-item>
        <text:list-item>
          <text:p text:style-name="P3">zobrazují se do bloků/alokačních bloků/fyzických stránek/sektorů/...</text:p>
        </text:list-item>
        <text:list-item>
          <text:p text:style-name="P3">pro manipulaci musí být soubory přístupné jako celek to řeší <text:span text:style-name="T1">adresářové služby</text:span> OS</text:p>
        </text:list-item>
      </text:list>
      <text:p text:style-name="Standard"/>
      <text:p text:style-name="Standard">Cíl organizace souborů (souborových struktur)</text:p>
      <text:list xml:id="list4786998127564766463" text:style-name="L4">
        <text:list-item>
          <text:p text:style-name="P4">minimalizace (doby) přístupu k záznamům (do sekundárních pamětí - disk)</text:p>
        </text:list-item>
        <text:list-item>
          <text:p text:style-name="P4">ideál 1 přístup / 1 operace se záznamem</text:p>
        </text:list-item>
        <text:list-item>
          <text:p text:style-name="P4">snaha o seskupení iformací takovým způsobem abychom požadované data získali jediným nebo několika málo místně lokalizovanými přístupy na disk</text:p>
        </text:list-item>
      </text:list>
      <text:p text:style-name="Standard"/>
      <text:p text:style-name="P5">B Strom</text:p>
      <text:p text:style-name="Standard">při vkládání do plného uzlu se tento uzel rozštěpí: vezme se prostřední hodnota a ta se pošle do rodičovského uzlu. Z větších a menších hodnot vzniknou dva nové uzly na které se odkazuje rodič. Pokud je i rodič plný postupuje se stejně dokud nedojde k vyvážení tromu.</text:p>
      <text:p text:style-name="Standard">(<text:a xlink:type="simple" xlink:href="https://www.youtube.com/watch?v=coRJrcIYbF4">https://www.youtube.com/watch?v=coRJrcIYbF4</text:a>)</text:p>
      <text:p text:style-name="Standard">(<text:a xlink:type="simple" xlink:href="http://malyzelenyhnus.sweb.cz/datstruk/bstrom.html">http://malyzelenyhnus.sweb.cz/datstruk/bstrom.html</text:a>)</text:p>
      <text:p text:style-name="P6"/>
      <text:p text:style-name="P5">B+ Strom</text:p>
      <text:p text:style-name="Standard">Od B se liší pouze tím, že ukazatele na záznamy má pouze v listových uzlech. Tudíž v nadřazených listech se opakují hodnoty.</text:p>
      <text:p text:style-name="Standard">(<text:a xlink:type="simple" xlink:href="https://www.youtube.com/watch?v=GgAUAa0krhY">https://www.youtube.com/watch?v=GgAUAa0krhY</text:a>)</text:p>
      <text:p text:style-name="Standard"/>
      <text:p text:style-name="P5">Dělené hašování</text:p>
      <text:p text:style-name="Standard">je použit složený klíč, pro první část je použita jedna hašovací fce a pro druhou část jiná hašovací fce. Např h1(plat)[00,01,..] a h2(odělení)[0,1] -&gt; h1h2(30000, Hračky)[01|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5S</meta:editing-duration>
    <meta:editing-cycles>13</meta:editing-cycles>
    <meta:generator>OpenOffice/4.0.1$Win32 OpenOffice.org_project/401m5$Build-9714</meta:generator>
    <dc:date>2014-06-20T11:35:29.12</dc:date>
    <dc:creator>Martin </dc:creator>
    <meta:document-statistic meta:table-count="0" meta:image-count="0" meta:object-count="0" meta:page-count="1" meta:paragraph-count="25" meta:word-count="248" meta:character-count="1732"/>
    <meta:user-defined meta:name="Info 1"/>
    <meta:user-defined meta:name="Info 2"/>
    <meta:user-defined meta:name="Info 3"/>
    <meta:user-defined meta:name="Info 4"/>
  </office:meta>
</office:document-meta>
</file>